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2" style:family="graphic" style:parent-style-name="objectwithoutfill">
      <style:graphic-properties svg:stroke-width="0.03cm" svg:stroke-color="#000000" draw:marker-start-width="0.25cm" draw:marker-end="Linienspitzen_20_1" draw:marker-end-width="0.25cm" draw:fill="none" draw:textarea-vertical-align="middle" fo:padding-top="0.14cm" fo:padding-bottom="0.14cm" fo:padding-left="0.265cm" fo:padding-right="0.265cm"/>
    </style:style>
    <style:style style:name="gr3" style:family="graphic" style:parent-style-name="objectwithoutfill">
      <style:graphic-properties svg:stroke-width="0.05cm" svg:stroke-color="#000000" draw:marker-start-width="0.28cm" draw:marker-end="Linienspitzen_20_2" draw:marker-end-width="0.2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Double_20_Dash_20__28_Rounded_29_" svg:stroke-width="0.03cm" svg:stroke-color="#000000" draw:marker-start-width="0.25cm" draw:marker-end-width="0.25cm" svg:stroke-linecap="round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svg:title>TexMaths</svg:title>
          <svg:desc>16§latex§$$
\vec{L}
$$§svg§600§TRUE§</svg:desc>
          <draw:g>
            <draw:path draw:style-name="gr1" draw:text-style-name="P1" draw:layer="layout" svg:width="0.246cm" svg:height="0.109cm" svg:x="16.875cm" svg:y="1.924cm" svg:viewBox="0 0 247 110" svg:d="M198 67c-8 6-26 22-26 32 0 6 5 11 11 11 5 0 8-3 10-6 8-8 21-24 45-37 4-2 9-5 9-11 0-7-3-10-8-11-13-10-17-19-22-32-2-5-3-13-11-13s-12 8-12 11 5 21 13 34c-62 0-125 0-188 0-9 0-19 0-19 11s10 11 19 11c60 0 119 0 179 0z">
              <text:p/>
            </draw:path>
            <draw:path draw:style-name="gr1" draw:text-style-name="P1" draw:layer="layout" svg:width="0.335cm" svg:height="0.38cm" svg:x="16.773cm" svg:y="2.084cm" svg:viewBox="0 0 336 381" svg:d="M187 43c4-21 6-27 58-27 16 0 21 0 21-10 0-6-6-6-8-6-19 0-65 2-83 2-17 0-57-2-75-2-3 0-9 0-9 11 0 5 5 5 14 5 2 0 13 0 23 2 9 1 14 1 14 9 0 2 0 3-2 10-25 100-50 201-75 301-6 21-6 26-51 26-9 0-14 0-14 11 0 6 5 6 14 6 86 0 173 0 259 0 12 0 14 0 17-9 15-41 30-81 45-121 1-7 1-7 1-8 0-2-1-5-6-5s-6 1-10 11c-19 51-44 115-140 115-17 0-35 0-52 0-8 0-10 0-13 0-5-2-7-2-7-7 0-1 0-1 4-12 25-101 50-201 75-302z">
              <text:p/>
            </draw:path>
          </draw:g>
        </draw:g>
        <draw:line draw:style-name="gr2" draw:text-style-name="P2" draw:layer="layout" svg:x1="11.94cm" svg:y1="8.8cm" svg:x2="18.69cm" svg:y2="8.8cm">
          <text:p/>
        </draw:line>
        <draw:line draw:style-name="gr2" draw:text-style-name="P2" draw:layer="layout" svg:x1="11.94cm" svg:y1="8.788cm" svg:x2="11.94cm" svg:y2="2.038cm">
          <text:p/>
        </draw:line>
        <draw:line draw:style-name="gr3" draw:text-style-name="P2" draw:layer="layout" svg:x1="11.95cm" svg:y1="8.813cm" svg:x2="16.65cm" svg:y2="2.55cm">
          <text:p/>
        </draw:line>
        <draw:line draw:style-name="gr3" draw:text-style-name="P2" draw:layer="layout" svg:x1="11.938cm" svg:y1="8.826cm" svg:x2="13.4cm" svg:y2="4.3cm">
          <text:p/>
        </draw:line>
        <draw:g>
          <svg:title>TexMaths</svg:title>
          <svg:desc>16§latex§$$
\hat{z}
$$§svg§600§TRUE§</svg:desc>
          <draw:g>
            <draw:path draw:style-name="gr1" draw:text-style-name="P1" draw:layer="layout" svg:width="0.148cm" svg:height="0.085cm" svg:x="11.447cm" svg:y="1.724cm" svg:viewBox="0 0 149 86" svg:d="M75 0c-25 26-50 51-75 77 4 3 7 6 11 9 21-19 42-38 64-57 21 19 42 38 63 57 4-3 8-6 11-9-25-26-49-51-74-77z">
              <text:p/>
            </draw:path>
            <draw:path draw:style-name="gr1" draw:text-style-name="P1" draw:layer="layout" svg:width="0.234cm" svg:height="0.253cm" svg:x="11.374cm" svg:y="1.864cm" svg:viewBox="0 0 235 254" svg:d="M49 201c30-32 46-46 67-64 18-16 35-30 54-49 52-53 65-80 65-82 0-6-5-6-6-6-3 0-5 2-8 6-18 27-28 37-41 37-14 0-21-10-29-19-11-13-21-24-38-24-41 0-67 53-67 64 0 3 2 6 6 6 5 0 7-3 7-6 11-26 43-26 47-26 12 0 23 3 35 8 23 8 29 8 43 8-20 24-66 66-78 74-16 16-32 32-49 47-38 37-57 69-57 72 0 7 5 7 6 7 5 0 7-2 10-8 13-19 28-34 46-34 13 0 19 5 33 21 10 11 19 21 35 21 56 0 88-71 88-87 0-3-3-4-7-4s-6 3-8 6c-12 37-49 48-66 48-11 0-21-5-34-8-19-8-27-10-38-10-1 0-9 0-16 2z">
              <text:p/>
            </draw:path>
          </draw:g>
        </draw:g>
        <draw:g>
          <svg:title>TexMaths</svg:title>
          <svg:desc>16§latex§$$
\hat{n}_{\perp}
$$§svg§600§TRUE§</svg:desc>
          <draw:g>
            <draw:path draw:style-name="gr1" draw:text-style-name="P1" draw:layer="layout" svg:width="0.149cm" svg:height="0.085cm" svg:x="18.852cm" svg:y="9.025cm" svg:viewBox="0 0 150 86" svg:d="M75 0c-25 26-50 51-75 77 4 3 7 6 11 9 21-19 43-38 64-57 22 19 44 38 65 57 4-3 7-6 10-9-25-26-50-51-75-77z">
              <text:p/>
            </draw:path>
            <draw:path draw:style-name="gr1" draw:text-style-name="P1" draw:layer="layout" svg:width="0.302cm" svg:height="0.253cm" svg:x="18.775cm" svg:y="9.165cm" svg:viewBox="0 0 303 254" svg:d="M34 215c-2 8-5 21-5 24 0 10 8 15 16 15 6 0 17-5 20-16 4-14 8-27 12-42 3-16 7-33 11-49 3-13 8-26 9-39 4-9 8-25 8-27 8-17 39-68 91-68 26 0 31 20 31 40 0 33-27 105-37 129-5 13-5 21-5 25 0 27 19 47 45 47 53 0 73-82 73-87 0-4-4-4-6-4-5 0-5 1-8 9-11 39-30 69-58 69-9 0-12-5-12-18 0-14 4-27 9-40 11-30 34-90 34-122 0-39-24-61-64-61-50 0-78 37-88 49-1-31-25-49-51-49-25 0-37 22-41 32-10 19-18 53-18 54 0 7 6 7 8 7 5 0 5 0 10-13 8-40 19-67 39-67 12 0 18 8 18 25 0 13-2 18-10 48-10 43-21 86-31 129z">
              <text:p/>
            </draw:path>
            <draw:path draw:style-name="gr1" draw:text-style-name="P1" draw:layer="layout" svg:width="0.29cm" svg:height="0.27cm" svg:x="19.125cm" svg:y="9.226cm" svg:viewBox="0 0 291 271" svg:d="M155 14c0-4 0-14-10-14-9 0-9 8-9 14 0 80 0 159 0 238-40 0-80 0-120 0-5 0-16 0-16 10 0 9 10 9 16 9 86 0 172 0 259 0 6 0 16 0 16-9 0-10-10-10-16-10-40 0-80 0-120 0 0-79 0-158 0-238z">
              <text:p/>
            </draw:path>
          </draw:g>
        </draw:g>
        <draw:g>
          <svg:title>TexMaths</svg:title>
          <svg:desc>16§latex§$$
\vec{\omega}
$$§svg§600§TRUE§</svg:desc>
          <draw:g>
            <draw:path draw:style-name="gr1" draw:text-style-name="P1" draw:layer="layout" svg:width="0.246cm" svg:height="0.109cm" svg:x="13.569cm" svg:y="3.726cm" svg:viewBox="0 0 247 110" svg:d="M197 67c-8 6-25 22-25 32 0 6 5 11 11 11 5 0 8-3 9-6 8-8 21-24 45-37 5-2 10-5 10-11 0-7-4-10-8-11-13-10-18-19-23-32-1-5-3-13-11-13s-11 8-11 11 5 21 13 34c-62 0-124 0-186 0-10 0-21 0-21 11s11 11 21 11c59 0 117 0 176 0z">
              <text:p/>
            </draw:path>
            <draw:path draw:style-name="gr1" draw:text-style-name="P1" draw:layer="layout" svg:width="0.328cm" svg:height="0.253cm" svg:x="13.474cm" svg:y="3.877cm" svg:viewBox="0 0 329 254" svg:d="M329 40c0-26-9-40-22-40-14 0-29 14-29 27 0 5 4 11 8 16 10 10 19 24 19 48 0 22-9 54-27 80-17 24-38 43-63 43-32 0-50-21-54-51 6-15 19-50 19-66 0-6-3-12-10-12-5 0-11 1-16 9-6 11-12 48-12 69-18 25-40 51-75 51-37 0-50-34-50-66 0-68 58-127 58-135 0-7-5-10-11-10-7 0-12 7-15 11-28 42-49 109-49 160 0 38 13 80 59 80 40 0 65-29 86-59 5 33 25 59 60 59 43 0 70-34 91-77 13-27 33-102 33-137z">
              <text:p/>
            </draw:path>
          </draw:g>
        </draw:g>
        <draw:line draw:style-name="gr4" draw:text-style-name="P2" draw:layer="layout" svg:x1="16.65cm" svg:y1="2.65cm" svg:x2="16.65cm" svg:y2="8.85cm">
          <text:p/>
        </draw:line>
        <draw:line draw:style-name="gr4" draw:text-style-name="P2" draw:layer="layout" svg:x1="13.38cm" svg:y1="1.68cm" svg:x2="13.38cm" svg:y2="8.78cm">
          <text:p/>
        </draw:line>
        <draw:line draw:style-name="gr4" draw:text-style-name="P2" draw:layer="layout" svg:x1="12cm" svg:y1="4.32cm" svg:x2="17.2cm" svg:y2="4.32cm">
          <text:p/>
        </draw:line>
        <draw:line draw:style-name="gr4" draw:text-style-name="P2" draw:layer="layout" svg:x1="12cm" svg:y1="2.55cm" svg:x2="16.6cm" svg:y2="2.55cm">
          <text:p/>
        </draw:line>
        <draw:g>
          <svg:title>TexMaths</svg:title>
          <svg:desc>16§latex§$$
L_{\perp}
$$§svg§600§TRUE§</svg:desc>
          <draw:g>
            <draw:path draw:style-name="gr1" draw:text-style-name="P1" draw:layer="layout" svg:width="0.337cm" svg:height="0.38cm" svg:x="16.476cm" svg:y="9.029cm" svg:viewBox="0 0 338 381" svg:d="M187 43c4-19 6-25 59-25 17 0 22 0 22-12 0-6-6-6-10-6-19 0-63 2-83 2-15 0-57-2-73-2-5 0-11 0-11 11 0 7 5 7 16 7 7 0 11 0 21 1 9 0 14 2 14 8 0 3 0 5-2 11-25 100-50 200-75 300-4 23-6 27-51 27-9 0-14 0-14 12 0 4 5 4 14 4 87 0 174 0 260 0 13 0 13 0 16-9 15-40 30-80 45-120 3-6 2-5 3-8 0-3-3-6-8-6s-5 3-9 11c-19 53-43 116-141 116-17 0-35 0-52 0-8 0-8 0-12-1-6 0-8 0-8-5 0-2 0-3 4-13 25-101 50-202 75-303z">
              <text:p/>
            </draw:path>
            <draw:path draw:style-name="gr1" draw:text-style-name="P1" draw:layer="layout" svg:width="0.288cm" svg:height="0.27cm" svg:x="16.865cm" svg:y="9.224cm" svg:viewBox="0 0 289 271" svg:d="M153 14c0-4 0-14-9-14-10 0-10 8-10 14 0 80 0 159 0 238-40 0-80 0-120 0-4 0-14 0-14 10 0 9 8 9 14 9 87 0 173 0 259 0 6 0 16 0 16-9 0-10-10-10-16-10-40 0-80 0-120 0 0-79 0-158 0-238z">
              <text:p/>
            </draw:path>
          </draw:g>
        </draw:g>
        <draw:g>
          <svg:title>TexMaths</svg:title>
          <svg:desc>16§latex§$$
L_{z}
$$§svg§600§TRUE§</svg:desc>
          <draw:g>
            <draw:path draw:style-name="gr1" draw:text-style-name="P1" draw:layer="layout" svg:width="0.336cm" svg:height="0.38cm" svg:x="11.276cm" svg:y="2.428cm" svg:viewBox="0 0 337 381" svg:d="M187 43c5-19 6-25 59-25 17 0 21 0 21-12 0-6-5-6-8-6-19 0-64 2-83 2-18 0-58-2-75-2-4 0-10 0-10 11 0 7 5 7 16 7 7 0 11 0 21 1 9 0 14 2 14 8 0 3 0 5-1 11-25 100-51 200-76 300-6 21-6 26-51 26-9 0-14 0-14 11 0 6 5 6 14 6 87 0 173 0 259 0 14 0 14 0 18-9 15-40 29-80 44-120 2-6 1-5 2-8 0-3-2-6-6-6-5 0-7 3-10 11-19 51-43 115-141 115-17 0-35 0-52 0-8 0-8 0-13 0s-6-2-6-7c0-1 0-1 3-12 25-101 50-201 75-302z">
              <text:p/>
            </draw:path>
            <draw:path draw:style-name="gr1" draw:text-style-name="P1" draw:layer="layout" svg:width="0.179cm" svg:height="0.175cm" svg:x="11.658cm" svg:y="2.721cm" svg:viewBox="0 0 180 176" svg:d="M42 137c11-9 17-17 51-44 8-7 38-31 49-40 24-24 38-46 38-50s-4-3-6-3c-3 0-5 0-6 3-13 18-21 24-31 24-4 0-11 0-22-11-13-14-22-16-30-16-32 0-53 34-53 45 0 3 3 5 6 5 5 0 5-2 7-5 6-15 28-15 35-15 8 0 19 2 24 4 22 4 24 4 35 4-11 10-18 18-56 47-30 25-40 35-48 43-24 22-35 40-35 43 0 5 5 5 6 5 5 0 5 0 8-4 10-16 23-24 36-24 4 0 11 0 20 10 13 11 21 18 34 18 41 0 67-48 67-61 0-5-3-5-7-5s-4 2-6 7c-8 19-30 28-49 28-10 0-20-1-29-5-19-3-21-3-29-3-3 0-6 0-9 0z">
              <text:p/>
            </draw:path>
          </draw:g>
        </draw:g>
        <draw:g>
          <svg:title>TexMaths</svg:title>
          <svg:desc>16§latex§$$
\omega_{z}=L_{z}/\theta_{z}
$$§svg§600§TRUE§</svg:desc>
          <draw:g>
            <draw:path draw:style-name="gr1" draw:text-style-name="P1" draw:layer="layout" svg:width="0.333cm" svg:height="0.253cm" svg:x="17.376cm" svg:y="4.202cm" svg:viewBox="0 0 334 254" svg:d="M334 40c0-26-11-40-22-40-15 0-31 14-31 27 0 5 4 11 8 16 10 8 21 24 21 48 0 22-11 54-29 80-16 24-36 43-64 43-32 0-49-21-54-51 6-15 19-50 19-66 0-6-3-12-9-12-5 0-12 1-16 9-7 11-13 48-13 69-19 25-42 51-77 51-37 0-48-34-48-66 0-68 58-127 58-135 0-7-5-10-11-10-8 0-12 7-15 11-29 42-51 109-51 160 0 38 14 80 59 80 40 0 67-29 86-59 7 33 28 59 63 59 43 0 70-34 91-77 13-27 35-104 35-137z">
              <text:p/>
            </draw:path>
            <draw:path draw:style-name="gr1" draw:text-style-name="P1" draw:layer="layout" svg:width="0.18cm" svg:height="0.175cm" svg:x="17.744cm" svg:y="4.362cm" svg:viewBox="0 0 181 176" svg:d="M42 137c11-9 17-17 51-44 8-7 38-29 49-40 24-24 39-46 39-50s-5-3-7-3c-3 0-5 0-6 3-13 18-21 24-30 24-5 0-12 0-23-11-13-14-22-16-30-16-32 0-53 34-53 45 0 3 3 5 6 5 5 0 5-2 7-5 6-15 29-15 35-15 8 0 19 2 24 4 22 4 24 4 34 4-10 10-16 18-55 48-30 24-41 34-48 42-24 22-35 40-35 43 0 5 5 5 6 5 5 0 5 0 7-4 11-16 24-24 37-24 4 0 11 0 20 10 13 13 21 18 34 18 41 0 67-48 67-61 0-5-3-5-6-5-5 0-5 2-7 7-8 19-30 28-49 28-10 0-19-1-29-5-19-3-22-3-29-3-1 0-6 0-9 0z">
              <text:p/>
            </draw:path>
            <draw:path draw:style-name="gr1" draw:text-style-name="P1" draw:layer="layout" svg:width="0.373cm" svg:height="0.131cm" svg:x="18.166cm" svg:y="4.244cm" svg:viewBox="0 0 374 132" svg:d="M355 24c8 0 19-1 19-13s-11-11-19-11c-112 0-224 0-336 0-8 0-19-1-19 11s11 13 19 13c112 0 224 0 336 0zM355 132c8 0 19 1 19-11s-11-12-19-12c-112 0-224 0-336 0-8 0-19 0-19 12s11 11 19 11c112 0 224 0 336 0z">
              <text:p/>
            </draw:path>
            <draw:path draw:style-name="gr1" draw:text-style-name="P1" draw:layer="layout" svg:width="0.338cm" svg:height="0.38cm" svg:x="18.749cm" svg:y="4.068cm" svg:viewBox="0 0 339 381" svg:d="M189 43c4-21 6-25 59-25 16 0 21 0 21-12 0-6-7-6-8-6-20 0-66 2-84 2-17 0-59-2-75-2-4 0-11 0-11 11 0 7 5 7 16 7 2 0 11 0 21 0 11 1 16 1 16 9 0 2-2 3-3 11-25 100-50 200-75 300-5 21-7 26-52 26-9 0-14 0-14 11 0 6 5 6 14 6 87 0 174 0 261 0 13 0 14 0 18-9 15-41 29-81 44-121 2-5 1-5 2-7 0-3-2-6-6-6-5 0-7 1-10 11-19 51-45 115-141 115-17 0-35 0-52 0-8 0-10 0-13 0-7 0-8-2-8-7 0-1 0-1 3-12 26-101 51-201 77-302z">
              <text:p/>
            </draw:path>
            <draw:path draw:style-name="gr1" draw:text-style-name="P1" draw:layer="layout" svg:width="0.18cm" svg:height="0.175cm" svg:x="19.133cm" svg:y="4.362cm" svg:viewBox="0 0 181 176" svg:d="M43 137c10-9 16-17 50-44 8-7 38-29 49-40 24-24 39-46 39-50s-5-3-7-3c-3 0-5 0-6 3-13 18-21 24-30 24-5 0-10 0-23-11-13-14-21-16-30-16-32 0-53 34-53 45 0 3 3 5 6 5 5 0 7-2 8-5 5-15 28-15 34-15 10 0 19 2 24 4 22 4 26 4 35 4-11 10-17 18-54 48-32 24-42 34-50 42-24 22-35 40-35 43 0 5 5 5 6 5 5 0 5 0 8-4 10-16 23-24 36-24 4 0 11 0 20 10 13 13 21 18 34 18 41 0 69-48 69-61 0-5-5-5-7-5-5 0-6 2-8 7-8 19-30 28-49 28-10 0-19-1-29-5-18-3-21-3-29-3-3 0-6 0-8 0z">
              <text:p/>
            </draw:path>
            <draw:path draw:style-name="gr1" draw:text-style-name="P1" draw:layer="layout" svg:width="0.218cm" svg:height="0.559cm" svg:x="19.399cm" svg:y="4.03cm" svg:viewBox="0 0 219 560" svg:d="M216 22c3-8 3-9 3-11 0-6-5-11-11-11-3 0-8 2-10 5-65 177-130 355-195 533-3 8-3 9-3 11 0 6 6 11 11 11 8 0 10-5 13-14 64-175 128-349 192-524z">
              <text:p/>
            </draw:path>
            <draw:path draw:style-name="gr1" draw:text-style-name="P1" draw:layer="layout" svg:width="0.232cm" svg:height="0.4cm" svg:x="19.672cm" svg:y="4.055cm" svg:viewBox="0 0 233 401" svg:d="M233 115c0-37-11-115-68-115-77 0-165 158-165 286 0 52 18 115 69 115 78 0 164-162 164-286zM61 191c9-36 21-81 43-119 14-29 35-59 61-59 27 0 30 35 30 67 0 27-3 56-18 111-38 0-77 0-116 0zM173 209c-7 26-18 73-40 113-19 39-40 66-64 66-19 0-31-16-31-67 0-24 4-58 18-112 39 0 78 0 117 0z">
              <text:p/>
            </draw:path>
            <draw:path draw:style-name="gr1" draw:text-style-name="P1" draw:layer="layout" svg:width="0.18cm" svg:height="0.175cm" svg:x="19.937cm" svg:y="4.362cm" svg:viewBox="0 0 181 176" svg:d="M42 137c9-9 17-17 51-44 8-7 37-29 48-40 24-24 40-46 40-50s-5-3-7-3c-5 0-5 0-8 3-11 18-19 24-28 24-5 0-12 0-23-11-14-14-22-16-32-16-30 0-53 34-53 45 0 3 5 5 8 5 4 0 5-2 7-5 6-15 27-15 33-15 10 0 20 2 26 4 21 4 24 4 34 4-10 10-18 18-55 48-30 24-41 34-48 42-24 22-35 40-35 43 0 5 5 5 6 5 4 0 5 0 7-4 11-16 22-24 37-24 4 0 9 0 20 10 13 13 20 18 32 18 43 0 69-48 69-61 0-5-5-5-6-5-5 0-7 2-7 7-8 19-32 28-51 28-8 0-19-1-29-5-17-3-20-3-27-3-1 0-8 0-9 0z">
              <text:p/>
            </draw:path>
          </draw:g>
        </draw:g>
        <draw:g>
          <svg:title>TexMaths</svg:title>
          <svg:desc>16§latex§$$
\omega_{\perp}=L_{\perp}/\theta_{\perp}
$$§svg§600§TRUE§</svg:desc>
          <draw:g>
            <draw:path draw:style-name="gr1" draw:text-style-name="P1" draw:layer="layout" svg:width="0.333cm" svg:height="0.253cm" svg:x="13.278cm" svg:y="1.202cm" svg:viewBox="0 0 334 254" svg:d="M334 40c0-26-11-40-22-40-15 0-31 14-31 27 0 5 4 11 8 16 10 8 21 24 21 48 0 22-11 54-29 80-16 24-36 43-64 43-32 0-49-21-54-51 7-15 19-50 19-66 0-6-3-12-9-12-5 0-11 1-16 9-7 11-13 48-13 69-19 25-42 51-77 51-37 0-48-34-48-66 0-68 58-127 58-135 0-7-5-10-11-10-8 0-12 7-15 11-29 42-51 109-51 160 0 38 14 80 59 80 40 0 67-29 87-59 6 33 27 59 62 59 43 0 70-34 91-77 13-27 35-104 35-137z">
              <text:p/>
            </draw:path>
            <draw:path draw:style-name="gr1" draw:text-style-name="P1" draw:layer="layout" svg:width="0.29cm" svg:height="0.272cm" svg:x="13.652cm" svg:y="1.261cm" svg:viewBox="0 0 291 273" svg:d="M155 16c0-6 0-16-9-16-10 0-10 10-10 16 0 79 0 158 0 238-40 0-80 0-120 0-6 0-16 0-16 9 0 10 8 10 16 10 86 0 173 0 259 0 6 0 16 0 16-10 0-9-10-9-16-9-40 0-80 0-120 0 0-80 0-159 0-238z">
              <text:p/>
            </draw:path>
            <draw:path draw:style-name="gr1" draw:text-style-name="P1" draw:layer="layout" svg:width="0.373cm" svg:height="0.131cm" svg:x="14.188cm" svg:y="1.244cm" svg:viewBox="0 0 374 132" svg:d="M355 24c8 0 19-1 19-13s-11-11-19-11c-112 0-224 0-336 0-8 0-19-1-19 11s11 13 19 13c112 0 224 0 336 0zM355 132c8 0 19 1 19-11s-11-12-19-12c-112 0-224 0-336 0-8 0-19 0-19 12s11 11 19 11c112 0 224 0 336 0z">
              <text:p/>
            </draw:path>
            <draw:path draw:style-name="gr1" draw:text-style-name="P1" draw:layer="layout" svg:width="0.338cm" svg:height="0.38cm" svg:x="14.772cm" svg:y="1.068cm" svg:viewBox="0 0 339 381" svg:d="M189 43c4-21 6-25 59-25 17 0 21 0 21-12 0-6-7-6-8-6-20 0-66 2-84 2-17 0-57-2-75-2-3 0-11 0-11 11 0 7 7 7 16 7 2 0 13 0 23 0 9 1 14 1 14 9 0 2 0 3-2 11-25 100-50 200-75 300-6 21-8 26-51 26-10 0-16 0-16 11 0 6 5 6 16 6 86 0 173 0 259 0 14 0 14 0 18-9 15-41 29-81 44-121 2-5 1-5 2-7 0-3-2-6-6-6-5 0-5 1-10 11-19 51-43 115-141 115-17 0-35 0-52 0-8 0-10 0-13 0-5 0-7-2-7-7 0-1 0-1 2-12 26-101 51-201 77-302z">
              <text:p/>
            </draw:path>
            <draw:path draw:style-name="gr1" draw:text-style-name="P1" draw:layer="layout" svg:width="0.29cm" svg:height="0.272cm" svg:x="15.162cm" svg:y="1.261cm" svg:viewBox="0 0 291 273" svg:d="M155 16c0-6 0-16-9-16-10 0-10 10-10 16 0 79 0 158 0 238-40 0-80 0-120 0-5 0-16 0-16 9 0 10 10 10 16 10 86 0 173 0 259 0 6 0 16 0 16-10 0-9-10-9-16-9-40 0-80 0-120 0 0-80 0-159 0-238z">
              <text:p/>
            </draw:path>
            <draw:path draw:style-name="gr1" draw:text-style-name="P1" draw:layer="layout" svg:width="0.218cm" svg:height="0.559cm" svg:x="15.542cm" svg:y="1.03cm" svg:viewBox="0 0 219 560" svg:d="M216 22c3-8 3-9 3-11 0-6-6-11-11-11s-8 2-10 5c-65 177-130 355-195 533-3 8-3 9-3 11 0 6 5 11 11 11 7 0 10-5 13-14 64-175 128-349 192-524z">
              <text:p/>
            </draw:path>
            <draw:path draw:style-name="gr1" draw:text-style-name="P1" draw:layer="layout" svg:width="0.231cm" svg:height="0.4cm" svg:x="15.816cm" svg:y="1.055cm" svg:viewBox="0 0 232 401" svg:d="M232 115c0-37-10-115-67-115-79 0-165 158-165 286 0 52 16 115 67 115 80 0 165-162 165-286zM59 191c10-36 21-81 43-119 16-29 37-59 63-59 27 0 30 35 30 67 0 27-5 56-18 111-39 0-78 0-118 0zM171 209c-5 26-17 73-38 113-19 39-42 66-66 66-17 0-30-16-30-67 0-24 3-58 17-112 39 0 78 0 117 0z">
              <text:p/>
            </draw:path>
            <draw:path draw:style-name="gr1" draw:text-style-name="P1" draw:layer="layout" svg:width="0.29cm" svg:height="0.272cm" svg:x="16.086cm" svg:y="1.261cm" svg:viewBox="0 0 291 273" svg:d="M155 16c0-6 0-16-9-16-10 0-10 10-10 16 0 79 0 158 0 238-40 0-80 0-120 0-6 0-16 0-16 9 0 10 10 10 16 10 86 0 173 0 259 0 6 0 16 0 16-10 0-9-10-9-16-9-40 0-80 0-120 0 0-80 0-159 0-238z">
              <text:p/>
            </draw:path>
          </draw:g>
        </draw:g>
        <draw:g>
          <svg:title>TexMaths</svg:title>
          <svg:desc>16§latex§$$
\vec{L}
$$§svg§600§TRUE§</svg:desc>
          <draw:g>
            <draw:path draw:style-name="gr1" draw:text-style-name="P1" draw:layer="layout" svg:width="0.246cm" svg:height="0.109cm" svg:x="27.675cm" svg:y="1.925cm" svg:viewBox="0 0 247 110" svg:d="M198 67c-8 6-26 22-26 32 0 6 5 11 11 11 5 0 8-3 10-6 8-8 21-24 45-37 4-2 9-5 9-11 0-7-3-10-8-11-13-10-17-19-22-32-2-5-3-13-11-13s-12 8-12 11 5 21 13 34c-62 0-125 0-188 0-9 0-19 0-19 11s10 11 19 11c60 0 119 0 179 0z">
              <text:p/>
            </draw:path>
            <draw:path draw:style-name="gr1" draw:text-style-name="P1" draw:layer="layout" svg:width="0.335cm" svg:height="0.38cm" svg:x="27.573cm" svg:y="2.085cm" svg:viewBox="0 0 336 381" svg:d="M187 43c4-21 6-27 58-27 16 0 21 0 21-10 0-6-6-6-8-6-19 0-65 2-83 2-17 0-57-2-75-2-3 0-9 0-9 11 0 5 5 5 14 5 2 0 13 0 23 2 9 1 14 1 14 9 0 2 0 3-2 10-25 100-50 201-75 301-6 21-6 26-51 26-9 0-14 0-14 11 0 6 5 6 14 6 86 0 173 0 259 0 12 0 14 0 17-9 15-41 30-81 45-121 1-7 1-7 1-8 0-2-1-5-6-5s-6 1-10 11c-19 51-44 115-140 115-17 0-35 0-52 0-8 0-10 0-13 0-5-2-7-2-7-7 0-1 0-1 4-12 25-101 50-201 75-302z">
              <text:p/>
            </draw:path>
          </draw:g>
        </draw:g>
        <draw:line draw:style-name="gr2" draw:text-style-name="P2" draw:layer="layout" svg:x1="22.74cm" svg:y1="8.801cm" svg:x2="29.49cm" svg:y2="8.801cm">
          <text:p/>
        </draw:line>
        <draw:line draw:style-name="gr2" draw:text-style-name="P2" draw:layer="layout" svg:x1="22.74cm" svg:y1="8.789cm" svg:x2="22.74cm" svg:y2="2.039cm">
          <text:p/>
        </draw:line>
        <draw:line draw:style-name="gr3" draw:text-style-name="P2" draw:layer="layout" svg:x1="22.75cm" svg:y1="8.814cm" svg:x2="27.45cm" svg:y2="2.551cm">
          <text:p/>
        </draw:line>
        <draw:line draw:style-name="gr3" draw:text-style-name="P2" draw:layer="layout" svg:x1="22.738cm" svg:y1="8.827cm" svg:x2="26.75cm" svg:y2="6.25cm">
          <text:p/>
        </draw:line>
        <draw:g>
          <svg:title>TexMaths</svg:title>
          <svg:desc>16§latex§$$
\hat{z}
$$§svg§600§TRUE§</svg:desc>
          <draw:g>
            <draw:path draw:style-name="gr1" draw:text-style-name="P1" draw:layer="layout" svg:width="0.148cm" svg:height="0.085cm" svg:x="22.247cm" svg:y="1.725cm" svg:viewBox="0 0 149 86" svg:d="M75 0c-25 26-50 51-75 77 4 3 7 6 11 9 21-19 42-38 64-57 21 19 42 38 63 57 4-3 8-6 11-9-25-26-49-51-74-77z">
              <text:p/>
            </draw:path>
            <draw:path draw:style-name="gr1" draw:text-style-name="P1" draw:layer="layout" svg:width="0.234cm" svg:height="0.253cm" svg:x="22.174cm" svg:y="1.865cm" svg:viewBox="0 0 235 254" svg:d="M49 201c30-32 46-46 67-64 18-16 35-30 54-49 52-53 65-80 65-82 0-6-5-6-6-6-3 0-5 2-8 6-18 27-28 37-41 37-14 0-21-10-29-19-11-13-21-24-38-24-41 0-67 53-67 64 0 3 2 6 6 6 5 0 7-3 7-6 11-26 43-26 47-26 12 0 23 3 35 8 23 8 29 8 43 8-20 24-66 66-78 74-16 16-32 32-49 47-38 37-57 69-57 72 0 7 5 7 6 7 5 0 7-2 10-8 13-19 28-34 46-34 13 0 19 5 33 21 10 11 19 21 35 21 56 0 88-71 88-87 0-3-3-4-7-4s-6 3-8 6c-12 37-49 48-66 48-11 0-21-5-34-8-19-8-27-10-38-10-1 0-9 0-16 2z">
              <text:p/>
            </draw:path>
          </draw:g>
        </draw:g>
        <draw:g>
          <svg:title>TexMaths</svg:title>
          <svg:desc>16§latex§$$
\hat{n}_{\perp}
$$§svg§600§TRUE§</svg:desc>
          <draw:g>
            <draw:path draw:style-name="gr1" draw:text-style-name="P1" draw:layer="layout" svg:width="0.149cm" svg:height="0.085cm" svg:x="29.652cm" svg:y="9.026cm" svg:viewBox="0 0 150 86" svg:d="M75 0c-25 26-50 51-75 77 4 3 7 6 11 9 21-19 43-38 64-57 22 19 44 38 65 57 4-3 7-6 10-9-25-26-50-51-75-77z">
              <text:p/>
            </draw:path>
            <draw:path draw:style-name="gr1" draw:text-style-name="P1" draw:layer="layout" svg:width="0.302cm" svg:height="0.253cm" svg:x="29.575cm" svg:y="9.166cm" svg:viewBox="0 0 303 254" svg:d="M34 215c-2 8-5 21-5 24 0 10 8 15 16 15 6 0 17-5 20-16 4-14 8-27 12-42 3-16 7-33 11-49 3-13 8-26 9-39 4-9 8-25 8-27 8-17 39-68 91-68 26 0 31 20 31 40 0 33-27 105-37 129-5 13-5 21-5 25 0 27 19 47 45 47 53 0 73-82 73-87 0-4-4-4-6-4-5 0-5 1-8 9-11 39-30 69-58 69-9 0-12-5-12-18 0-14 4-27 9-40 11-30 34-90 34-122 0-39-24-61-64-61-50 0-78 37-88 49-1-31-25-49-51-49-25 0-37 22-41 32-10 19-18 53-18 54 0 7 6 7 8 7 5 0 5 0 10-13 8-40 19-67 39-67 12 0 18 8 18 25 0 13-2 18-10 48-10 43-21 86-31 129z">
              <text:p/>
            </draw:path>
            <draw:path draw:style-name="gr1" draw:text-style-name="P1" draw:layer="layout" svg:width="0.29cm" svg:height="0.27cm" svg:x="29.925cm" svg:y="9.227cm" svg:viewBox="0 0 291 271" svg:d="M155 14c0-4 0-14-10-14-9 0-9 8-9 14 0 80 0 159 0 238-40 0-80 0-120 0-5 0-16 0-16 10 0 9 10 9 16 9 86 0 172 0 259 0 6 0 16 0 16-9 0-10-10-10-16-10-40 0-80 0-120 0 0-79 0-158 0-238z">
              <text:p/>
            </draw:path>
          </draw:g>
        </draw:g>
        <draw:g>
          <svg:title>TexMaths</svg:title>
          <svg:desc>16§latex§$$
\vec{\omega}
$$§svg§600§TRUE§</svg:desc>
          <draw:g>
            <draw:path draw:style-name="gr1" draw:text-style-name="P1" draw:layer="layout" svg:width="0.246cm" svg:height="0.109cm" svg:x="26.869cm" svg:y="5.727cm" svg:viewBox="0 0 247 110" svg:d="M197 67c-8 6-25 22-25 32 0 6 5 11 11 11 5 0 8-3 9-6 8-8 21-24 45-37 5-2 10-5 10-11 0-7-4-10-8-11-13-10-18-19-23-32-1-5-3-13-11-13s-11 8-11 11 5 21 13 34c-62 0-124 0-186 0-10 0-21 0-21 11s11 11 21 11c59 0 117 0 176 0z">
              <text:p/>
            </draw:path>
            <draw:path draw:style-name="gr1" draw:text-style-name="P1" draw:layer="layout" svg:width="0.328cm" svg:height="0.253cm" svg:x="26.774cm" svg:y="5.878cm" svg:viewBox="0 0 329 254" svg:d="M329 40c0-26-9-40-22-40-14 0-29 14-29 27 0 5 4 11 8 16 10 10 19 24 19 48 0 22-9 54-27 80-17 24-38 43-63 43-32 0-50-21-54-51 6-15 19-50 19-66 0-6-3-12-10-12-5 0-11 1-16 9-6 11-12 48-12 69-18 25-40 51-75 51-37 0-50-34-50-66 0-68 58-127 58-135 0-7-5-10-11-10-7 0-12 7-15 11-28 42-49 109-49 160 0 38 13 80 59 80 40 0 65-29 86-59 5 33 25 59 60 59 43 0 70-34 91-77 13-27 33-102 33-137z">
              <text:p/>
            </draw:path>
          </draw:g>
        </draw:g>
        <draw:line draw:style-name="gr4" draw:text-style-name="P2" draw:layer="layout" svg:x1="27.45cm" svg:y1="2.651cm" svg:x2="27.45cm" svg:y2="8.851cm">
          <text:p/>
        </draw:line>
        <draw:line draw:style-name="gr4" draw:text-style-name="P2" draw:layer="layout" svg:x1="26.68cm" svg:y1="1.681cm" svg:x2="26.68cm" svg:y2="8.781cm">
          <text:p/>
        </draw:line>
        <draw:line draw:style-name="gr4" draw:text-style-name="P2" draw:layer="layout" svg:x1="22.8cm" svg:y1="6.27cm" svg:x2="28cm" svg:y2="6.27cm">
          <text:p/>
        </draw:line>
        <draw:line draw:style-name="gr4" draw:text-style-name="P2" draw:layer="layout" svg:x1="22.8cm" svg:y1="2.551cm" svg:x2="27.4cm" svg:y2="2.551cm">
          <text:p/>
        </draw:line>
        <draw:g>
          <svg:title>TexMaths</svg:title>
          <svg:desc>16§latex§$$
L_{\perp}
$$§svg§600§TRUE§</svg:desc>
          <draw:g>
            <draw:path draw:style-name="gr1" draw:text-style-name="P1" draw:layer="layout" svg:width="0.337cm" svg:height="0.38cm" svg:x="27.275cm" svg:y="9.028cm" svg:viewBox="0 0 338 381" svg:d="M187 43c4-19 6-25 59-25 17 0 22 0 22-12 0-6-6-6-10-6-19 0-63 2-83 2-15 0-57-2-73-2-5 0-11 0-11 11 0 7 5 7 16 7 7 0 11 0 21 1 9 0 14 2 14 8 0 3 0 5-2 11-25 100-50 200-75 300-4 23-6 27-51 27-9 0-14 0-14 12 0 4 5 4 14 4 87 0 174 0 260 0 13 0 13 0 16-9 15-40 30-80 45-120 3-6 2-5 3-8 0-3-3-6-8-6s-5 3-9 11c-19 53-43 116-141 116-17 0-35 0-52 0-8 0-8 0-12-1-6 0-8 0-8-5 0-2 0-3 4-13 25-101 50-202 75-303z">
              <text:p/>
            </draw:path>
            <draw:path draw:style-name="gr1" draw:text-style-name="P1" draw:layer="layout" svg:width="0.288cm" svg:height="0.27cm" svg:x="27.664cm" svg:y="9.223cm" svg:viewBox="0 0 289 271" svg:d="M153 14c0-4 0-14-9-14-10 0-10 8-10 14 0 80 0 159 0 238-40 0-80 0-120 0-4 0-14 0-14 10 0 9 8 9 14 9 87 0 173 0 259 0 6 0 16 0 16-9 0-10-10-10-16-10-40 0-80 0-120 0 0-79 0-158 0-238z">
              <text:p/>
            </draw:path>
          </draw:g>
        </draw:g>
        <draw:g>
          <svg:title>TexMaths</svg:title>
          <svg:desc>16§latex§$$
L_{z}
$$§svg§600§TRUE§</svg:desc>
          <draw:g>
            <draw:path draw:style-name="gr1" draw:text-style-name="P1" draw:layer="layout" svg:width="0.336cm" svg:height="0.38cm" svg:x="22.076cm" svg:y="2.429cm" svg:viewBox="0 0 337 381" svg:d="M187 43c5-19 6-25 59-25 17 0 21 0 21-12 0-6-5-6-8-6-19 0-64 2-83 2-18 0-58-2-75-2-4 0-10 0-10 11 0 7 5 7 16 7 7 0 11 0 21 1 9 0 14 2 14 8 0 3 0 5-1 11-25 100-51 200-76 300-6 21-6 26-51 26-9 0-14 0-14 11 0 6 5 6 14 6 87 0 173 0 259 0 14 0 14 0 18-9 15-40 29-80 44-120 2-6 1-5 2-8 0-3-2-6-6-6-5 0-7 3-10 11-19 51-43 115-141 115-17 0-35 0-52 0-8 0-8 0-13 0s-6-2-6-7c0-1 0-1 3-12 25-101 50-201 75-302z">
              <text:p/>
            </draw:path>
            <draw:path draw:style-name="gr1" draw:text-style-name="P1" draw:layer="layout" svg:width="0.179cm" svg:height="0.175cm" svg:x="22.458cm" svg:y="2.722cm" svg:viewBox="0 0 180 176" svg:d="M42 137c11-9 17-17 51-44 8-7 38-31 49-40 24-24 38-46 38-50s-4-3-6-3c-3 0-5 0-6 3-13 18-21 24-31 24-4 0-11 0-22-11-13-14-22-16-30-16-32 0-53 34-53 45 0 3 3 5 6 5 5 0 5-2 7-5 6-15 28-15 35-15 8 0 19 2 24 4 22 4 24 4 35 4-11 10-18 18-56 47-30 25-40 35-48 43-24 22-35 40-35 43 0 5 5 5 6 5 5 0 5 0 8-4 10-16 23-24 36-24 4 0 11 0 20 10 13 11 21 18 34 18 41 0 67-48 67-61 0-5-3-5-7-5s-4 2-6 7c-8 19-30 28-49 28-10 0-20-1-29-5-19-3-21-3-29-3-3 0-6 0-9 0z">
              <text:p/>
            </draw:path>
          </draw:g>
        </draw:g>
        <draw:g>
          <svg:title>TexMaths</svg:title>
          <svg:desc>16§latex§$$
\omega_{z}=L_{z}/\theta_{z}
$$§svg§600§TRUE§</svg:desc>
          <draw:g>
            <draw:path draw:style-name="gr1" draw:text-style-name="P1" draw:layer="layout" svg:width="0.333cm" svg:height="0.253cm" svg:x="28.176cm" svg:y="6.152cm" svg:viewBox="0 0 334 254" svg:d="M334 40c0-26-11-40-22-40-15 0-31 14-31 27 0 5 4 11 8 16 10 8 21 24 21 48 0 22-11 54-29 80-16 24-36 43-64 43-32 0-49-21-54-51 6-15 19-50 19-66 0-6-3-12-9-12-5 0-12 1-16 9-7 11-13 48-13 69-19 25-42 51-77 51-37 0-48-34-48-66 0-68 58-127 58-135 0-7-5-10-11-10-8 0-12 7-15 11-29 42-51 109-51 160 0 38 14 80 59 80 40 0 67-29 86-59 7 33 28 59 63 59 43 0 70-34 91-77 13-27 35-104 35-137z">
              <text:p/>
            </draw:path>
            <draw:path draw:style-name="gr1" draw:text-style-name="P1" draw:layer="layout" svg:width="0.18cm" svg:height="0.175cm" svg:x="28.544cm" svg:y="6.312cm" svg:viewBox="0 0 181 176" svg:d="M42 137c11-9 17-17 51-44 8-7 38-29 49-40 24-24 39-46 39-50s-5-3-7-3c-3 0-5 0-6 3-13 18-21 24-30 24-5 0-12 0-23-11-13-14-22-16-30-16-32 0-53 34-53 45 0 3 3 5 6 5 5 0 5-2 7-5 6-15 29-15 35-15 8 0 19 2 24 4 22 4 24 4 34 4-10 10-16 18-55 48-30 24-41 34-48 42-24 22-35 40-35 43 0 5 5 5 6 5 5 0 5 0 7-4 11-16 24-24 37-24 4 0 11 0 20 10 13 13 21 18 34 18 41 0 67-48 67-61 0-5-3-5-6-5-5 0-5 2-7 7-8 19-30 28-49 28-10 0-19-1-29-5-19-3-22-3-29-3-1 0-6 0-9 0z">
              <text:p/>
            </draw:path>
            <draw:path draw:style-name="gr1" draw:text-style-name="P1" draw:layer="layout" svg:width="0.373cm" svg:height="0.131cm" svg:x="28.966cm" svg:y="6.194cm" svg:viewBox="0 0 374 132" svg:d="M355 24c8 0 19-1 19-13s-11-11-19-11c-112 0-224 0-336 0-8 0-19-1-19 11s11 13 19 13c112 0 224 0 336 0zM355 132c8 0 19 1 19-11s-11-12-19-12c-112 0-224 0-336 0-8 0-19 0-19 12s11 11 19 11c112 0 224 0 336 0z">
              <text:p/>
            </draw:path>
            <draw:path draw:style-name="gr1" draw:text-style-name="P1" draw:layer="layout" svg:width="0.338cm" svg:height="0.38cm" svg:x="29.549cm" svg:y="6.018cm" svg:viewBox="0 0 339 381" svg:d="M189 43c4-21 6-25 59-25 16 0 21 0 21-12 0-6-7-6-8-6-20 0-66 2-84 2-17 0-59-2-75-2-4 0-11 0-11 11 0 7 5 7 16 7 2 0 11 0 21 0 11 1 16 1 16 9 0 2-2 3-3 11-25 100-50 200-75 300-5 21-7 26-52 26-9 0-14 0-14 11 0 6 5 6 14 6 87 0 174 0 261 0 13 0 14 0 18-9 15-41 29-81 44-121 2-5 1-5 2-7 0-3-2-6-6-6-5 0-7 1-10 11-19 51-45 115-141 115-17 0-35 0-52 0-8 0-10 0-13 0-7 0-8-2-8-7 0-1 0-1 3-12 26-101 51-201 77-302z">
              <text:p/>
            </draw:path>
            <draw:path draw:style-name="gr1" draw:text-style-name="P1" draw:layer="layout" svg:width="0.18cm" svg:height="0.175cm" svg:x="29.933cm" svg:y="6.312cm" svg:viewBox="0 0 181 176" svg:d="M43 137c10-9 16-17 50-44 8-7 38-29 49-40 24-24 39-46 39-50s-5-3-7-3c-3 0-5 0-6 3-13 18-21 24-30 24-5 0-10 0-23-11-13-14-21-16-30-16-32 0-53 34-53 45 0 3 3 5 6 5 5 0 7-2 8-5 5-15 28-15 34-15 10 0 19 2 24 4 22 4 26 4 35 4-11 10-17 18-54 48-32 24-42 34-50 42-24 22-35 40-35 43 0 5 5 5 6 5 5 0 5 0 8-4 10-16 23-24 36-24 4 0 11 0 20 10 13 13 21 18 34 18 41 0 69-48 69-61 0-5-5-5-7-5-5 0-6 2-8 7-8 19-30 28-49 28-10 0-19-1-29-5-18-3-21-3-29-3-3 0-6 0-8 0z">
              <text:p/>
            </draw:path>
            <draw:path draw:style-name="gr1" draw:text-style-name="P1" draw:layer="layout" svg:width="0.218cm" svg:height="0.559cm" svg:x="30.199cm" svg:y="5.98cm" svg:viewBox="0 0 219 560" svg:d="M216 22c3-8 3-9 3-11 0-6-5-11-11-11-3 0-8 2-10 5-65 177-130 355-195 533-3 8-3 9-3 11 0 6 6 11 11 11 8 0 10-5 13-14 64-175 128-349 192-524z">
              <text:p/>
            </draw:path>
            <draw:path draw:style-name="gr1" draw:text-style-name="P1" draw:layer="layout" svg:width="0.232cm" svg:height="0.4cm" svg:x="30.472cm" svg:y="6.005cm" svg:viewBox="0 0 233 401" svg:d="M233 115c0-37-11-115-68-115-77 0-165 158-165 286 0 52 18 115 69 115 78 0 164-162 164-286zM61 191c9-36 21-81 43-119 14-29 35-59 61-59 27 0 30 35 30 67 0 27-3 56-18 111-38 0-77 0-116 0zM173 209c-7 26-18 73-40 113-19 39-40 66-64 66-19 0-31-16-31-67 0-24 4-58 18-112 39 0 78 0 117 0z">
              <text:p/>
            </draw:path>
            <draw:path draw:style-name="gr1" draw:text-style-name="P1" draw:layer="layout" svg:width="0.18cm" svg:height="0.175cm" svg:x="30.737cm" svg:y="6.312cm" svg:viewBox="0 0 181 176" svg:d="M42 137c9-9 17-17 51-44 8-7 37-29 48-40 24-24 40-46 40-50s-5-3-7-3c-5 0-5 0-8 3-11 18-19 24-28 24-5 0-12 0-23-11-14-14-22-16-32-16-30 0-53 34-53 45 0 3 5 5 8 5 4 0 5-2 7-5 6-15 27-15 33-15 10 0 20 2 26 4 21 4 24 4 34 4-10 10-18 18-55 48-30 24-41 34-48 42-24 22-35 40-35 43 0 5 5 5 6 5 4 0 5 0 7-4 11-16 22-24 37-24 4 0 9 0 20 10 13 13 20 18 32 18 43 0 69-48 69-61 0-5-5-5-6-5-5 0-7 2-7 7-8 19-32 28-51 28-8 0-19-1-29-5-17-3-20-3-27-3-1 0-8 0-9 0z">
              <text:p/>
            </draw:path>
          </draw:g>
        </draw:g>
        <draw:g>
          <svg:title>TexMaths</svg:title>
          <svg:desc>16§latex§$$
\omega_{\perp}=L_{\perp}/\theta_{\perp}
$$§svg§600§TRUE§</svg:desc>
          <draw:g>
            <draw:path draw:style-name="gr1" draw:text-style-name="P1" draw:layer="layout" svg:width="0.333cm" svg:height="0.253cm" svg:x="26.577cm" svg:y="1.203cm" svg:viewBox="0 0 334 254" svg:d="M334 40c0-26-11-40-22-40-15 0-31 14-31 27 0 5 4 11 8 16 10 8 21 24 21 48 0 22-11 54-29 80-16 24-36 43-64 43-32 0-49-21-54-51 7-15 19-50 19-66 0-6-3-12-9-12-5 0-11 1-16 9-7 11-13 48-13 69-19 25-42 51-77 51-37 0-48-34-48-66 0-68 58-127 58-135 0-7-5-10-11-10-8 0-12 7-15 11-29 42-51 109-51 160 0 38 14 80 59 80 40 0 67-29 87-59 6 33 27 59 62 59 43 0 70-34 91-77 13-27 35-104 35-137z">
              <text:p/>
            </draw:path>
            <draw:path draw:style-name="gr1" draw:text-style-name="P1" draw:layer="layout" svg:width="0.29cm" svg:height="0.272cm" svg:x="26.951cm" svg:y="1.262cm" svg:viewBox="0 0 291 273" svg:d="M155 16c0-6 0-16-9-16-10 0-10 10-10 16 0 79 0 158 0 238-40 0-80 0-120 0-6 0-16 0-16 9 0 10 8 10 16 10 86 0 173 0 259 0 6 0 16 0 16-10 0-9-10-9-16-9-40 0-80 0-120 0 0-80 0-159 0-238z">
              <text:p/>
            </draw:path>
            <draw:path draw:style-name="gr1" draw:text-style-name="P1" draw:layer="layout" svg:width="0.373cm" svg:height="0.131cm" svg:x="27.487cm" svg:y="1.245cm" svg:viewBox="0 0 374 132" svg:d="M355 24c8 0 19-1 19-13s-11-11-19-11c-112 0-224 0-336 0-8 0-19-1-19 11s11 13 19 13c112 0 224 0 336 0zM355 132c8 0 19 1 19-11s-11-12-19-12c-112 0-224 0-336 0-8 0-19 0-19 12s11 11 19 11c112 0 224 0 336 0z">
              <text:p/>
            </draw:path>
            <draw:path draw:style-name="gr1" draw:text-style-name="P1" draw:layer="layout" svg:width="0.338cm" svg:height="0.38cm" svg:x="28.071cm" svg:y="1.069cm" svg:viewBox="0 0 339 381" svg:d="M189 43c4-21 6-25 59-25 17 0 21 0 21-12 0-6-7-6-8-6-20 0-66 2-84 2-17 0-57-2-75-2-3 0-11 0-11 11 0 7 7 7 16 7 2 0 13 0 23 0 9 1 14 1 14 9 0 2 0 3-2 11-25 100-50 200-75 300-6 21-8 26-51 26-10 0-16 0-16 11 0 6 5 6 16 6 86 0 173 0 259 0 14 0 14 0 18-9 15-41 29-81 44-121 2-5 1-5 2-7 0-3-2-6-6-6-5 0-5 1-10 11-19 51-43 115-141 115-17 0-35 0-52 0-8 0-10 0-13 0-5 0-7-2-7-7 0-1 0-1 2-12 26-101 51-201 77-302z">
              <text:p/>
            </draw:path>
            <draw:path draw:style-name="gr1" draw:text-style-name="P1" draw:layer="layout" svg:width="0.29cm" svg:height="0.272cm" svg:x="28.461cm" svg:y="1.262cm" svg:viewBox="0 0 291 273" svg:d="M155 16c0-6 0-16-9-16-10 0-10 10-10 16 0 79 0 158 0 238-40 0-80 0-120 0-5 0-16 0-16 9 0 10 10 10 16 10 86 0 173 0 259 0 6 0 16 0 16-10 0-9-10-9-16-9-40 0-80 0-120 0 0-80 0-159 0-238z">
              <text:p/>
            </draw:path>
            <draw:path draw:style-name="gr1" draw:text-style-name="P1" draw:layer="layout" svg:width="0.218cm" svg:height="0.559cm" svg:x="28.841cm" svg:y="1.031cm" svg:viewBox="0 0 219 560" svg:d="M216 22c3-8 3-9 3-11 0-6-6-11-11-11s-8 2-10 5c-65 177-130 355-195 533-3 8-3 9-3 11 0 6 5 11 11 11 7 0 10-5 13-14 64-175 128-349 192-524z">
              <text:p/>
            </draw:path>
            <draw:path draw:style-name="gr1" draw:text-style-name="P1" draw:layer="layout" svg:width="0.231cm" svg:height="0.4cm" svg:x="29.115cm" svg:y="1.056cm" svg:viewBox="0 0 232 401" svg:d="M232 115c0-37-10-115-67-115-79 0-165 158-165 286 0 52 16 115 67 115 80 0 165-162 165-286zM59 191c10-36 21-81 43-119 16-29 37-59 63-59 27 0 30 35 30 67 0 27-5 56-18 111-39 0-78 0-118 0zM171 209c-5 26-17 73-38 113-19 39-42 66-66 66-17 0-30-16-30-67 0-24 3-58 17-112 39 0 78 0 117 0z">
              <text:p/>
            </draw:path>
            <draw:path draw:style-name="gr1" draw:text-style-name="P1" draw:layer="layout" svg:width="0.29cm" svg:height="0.272cm" svg:x="29.385cm" svg:y="1.262cm" svg:viewBox="0 0 291 273" svg:d="M155 16c0-6 0-16-9-16-10 0-10 10-10 16 0 79 0 158 0 238-40 0-80 0-120 0-6 0-16 0-16 9 0 10 10 10 16 10 86 0 173 0 259 0 6 0 16 0 16-10 0-9-10-9-16-9-40 0-80 0-120 0 0-80 0-159 0-238z">
              <text:p/>
            </draw:path>
          </draw:g>
        </draw:g>
        <draw:g>
          <svg:title>TexMaths</svg:title>
          <svg:desc>16§latex§$$
\theta_{z}&gt;\theta_{\perp}
$$§svg§600§TRUE§</svg:desc>
          <draw:g>
            <draw:path draw:style-name="gr1" draw:text-style-name="P1" draw:layer="layout" svg:width="0.231cm" svg:height="0.4cm" svg:x="22.877cm" svg:y="10.181cm" svg:viewBox="0 0 232 401" svg:d="M232 115c0-37-10-115-67-115-79 0-165 158-165 286 0 53 16 115 67 115 80 0 165-161 165-286zM59 192c10-37 21-82 43-120 16-29 37-59 63-59 27 0 30 35 30 67 0 27-5 56-17 112-40 0-79 0-119 0zM171 210c-5 25-17 73-38 113-19 38-42 66-66 66-17 0-30-16-30-69 0-23 3-56 17-110 39 0 78 0 117 0z">
              <text:p/>
            </draw:path>
            <draw:path draw:style-name="gr1" draw:text-style-name="P1" draw:layer="layout" svg:width="0.18cm" svg:height="0.177cm" svg:x="23.141cm" svg:y="10.486cm" svg:viewBox="0 0 181 178" svg:d="M42 139c11-11 17-17 51-45 8-6 38-30 49-41 24-23 39-43 39-48s-5-5-7-5c-3 0-4 2-6 5-13 17-21 24-30 24-5 0-10-2-23-13-13-13-22-16-30-16-32 0-53 35-53 46 0 4 3 5 6 5 5 0 5-1 7-5 6-14 29-16 35-16 8 0 19 4 24 5 22 5 26 5 35 5-11 10-17 18-56 46-30 24-40 36-48 42-24 24-35 42-35 45 0 5 5 5 6 5 5 0 5-2 7-5 11-15 24-24 37-24 4 0 11 1 20 11 13 11 21 18 34 18 42 0 69-48 69-61 0-5-5-5-8-5-5 0-5 2-7 6-8 20-30 29-49 29-10 0-19-3-29-5-19-3-22-3-29-3-3 0-6 0-9 0z">
              <text:p/>
            </draw:path>
            <draw:path draw:style-name="gr1" draw:text-style-name="P1" draw:layer="layout" svg:width="0.341cm" svg:height="0.324cm" svg:x="23.58cm" svg:y="10.274cm" svg:viewBox="0 0 342 325" svg:d="M333 174c5-3 9-5 9-12 0-8-4-10-9-12-104-49-208-98-312-147-8-3-8-3-10-3-6 0-11 5-11 11 0 5 2 8 10 13 98 46 197 92 296 138-99 46-198 92-296 139-8 4-10 8-10 12 0 7 5 12 11 12 2 0 2 0 10-5 104-49 208-97 312-146z">
              <text:p/>
            </draw:path>
            <draw:path draw:style-name="gr1" draw:text-style-name="P1" draw:layer="layout" svg:width="0.231cm" svg:height="0.4cm" svg:x="24.149cm" svg:y="10.181cm" svg:viewBox="0 0 232 401" svg:d="M232 115c0-37-10-115-67-115-79 0-165 158-165 286 0 53 16 115 67 115 80 0 165-161 165-286zM59 192c10-37 21-82 43-120 16-29 37-59 63-59 27 0 30 35 30 67 0 27-5 56-17 112-40 0-79 0-119 0zM171 210c-5 25-17 73-38 113-19 38-42 66-66 66-17 0-30-16-30-69 0-23 3-56 17-110 39 0 78 0 117 0z">
              <text:p/>
            </draw:path>
            <draw:path draw:style-name="gr1" draw:text-style-name="P1" draw:layer="layout" svg:width="0.29cm" svg:height="0.271cm" svg:x="24.42cm" svg:y="10.387cm" svg:viewBox="0 0 291 272" svg:d="M155 16c0-6 0-16-9-16-10 0-10 10-10 16 0 79 0 158 0 237-40 0-80 0-120 0-6 0-16 0-16 9 0 10 10 10 16 10 86 0 173 0 259 0 7 0 16 0 16-10 0-9-9-9-16-9-40 0-80 0-120 0 0-79 0-158 0-237z">
              <text:p/>
            </draw:path>
          </draw:g>
        </draw:g>
        <draw:g>
          <svg:title>TexMaths</svg:title>
          <svg:desc>16§latex§$$
\theta_{z}&lt;\theta_{\perp}
$$§svg§600§TRUE§</svg:desc>
          <draw:g>
            <draw:path draw:style-name="gr1" draw:text-style-name="P1" draw:layer="layout" svg:width="0.231cm" svg:height="0.4cm" svg:x="12.079cm" svg:y="10.184cm" svg:viewBox="0 0 232 401" svg:d="M232 115c0-37-10-115-67-115-79 0-165 158-165 286 0 53 16 115 67 115 80 0 165-161 165-286zM59 192c10-37 21-82 43-120 16-29 37-59 63-59 27 0 30 35 30 67 0 27-5 56-17 112-40 0-79 0-119 0zM171 210c-5 25-17 73-38 113-19 38-42 66-66 66-17 0-30-16-30-69 0-23 3-56 17-110 39 0 78 0 117 0z">
              <text:p/>
            </draw:path>
            <draw:path draw:style-name="gr1" draw:text-style-name="P1" draw:layer="layout" svg:width="0.18cm" svg:height="0.177cm" svg:x="12.343cm" svg:y="10.489cm" svg:viewBox="0 0 181 178" svg:d="M42 139c11-11 17-17 51-45 8-6 38-30 49-41 24-23 39-43 39-48s-5-5-7-5c-3 0-4 2-6 5-13 17-21 24-30 24-5 0-10-2-23-13-13-13-22-16-30-16-32 0-53 35-53 46 0 4 3 5 6 5 5 0 5-1 7-5 6-14 29-16 35-16 8 0 19 4 24 5 22 5 26 5 35 5-11 10-17 18-56 46-30 24-40 36-48 42-24 24-35 42-35 45 0 5 5 5 6 5 5 0 5-2 7-5 11-15 24-24 37-24 4 0 11 1 20 11 13 11 21 18 34 18 42 0 69-48 69-61 0-5-5-5-8-5-5 0-5 2-7 6-8 20-30 29-49 29-10 0-19-3-29-5-19-3-22-3-29-3-3 0-6 0-9 0z">
              <text:p/>
            </draw:path>
            <draw:path draw:style-name="gr1" draw:text-style-name="P1" draw:layer="layout" svg:width="0.341cm" svg:height="0.324cm" svg:x="12.782cm" svg:y="10.277cm" svg:viewBox="0 0 342 325" svg:d="M333 24c6-3 9-6 9-13 0-6-4-11-11-11-1 0-3 0-9 3-104 49-208 98-312 147-7 2-10 4-10 12 0 7 3 9 10 12 104 49 208 97 312 146 6 5 8 5 9 5 7 0 11-5 11-12 0-6-3-9-9-12-99-47-198-93-296-139 98-46 197-92 296-138z">
              <text:p/>
            </draw:path>
            <draw:path draw:style-name="gr1" draw:text-style-name="P1" draw:layer="layout" svg:width="0.231cm" svg:height="0.4cm" svg:x="13.351cm" svg:y="10.184cm" svg:viewBox="0 0 232 401" svg:d="M232 115c0-37-10-115-67-115-79 0-165 158-165 286 0 53 16 115 67 115 80 0 165-161 165-286zM59 192c10-37 21-82 43-120 16-29 37-59 63-59 27 0 30 35 30 67 0 27-5 56-17 112-40 0-79 0-119 0zM171 210c-5 25-17 73-38 113-19 38-42 66-66 66-17 0-30-16-30-69 0-23 3-56 17-110 39 0 78 0 117 0z">
              <text:p/>
            </draw:path>
            <draw:path draw:style-name="gr1" draw:text-style-name="P1" draw:layer="layout" svg:width="0.29cm" svg:height="0.271cm" svg:x="13.622cm" svg:y="10.39cm" svg:viewBox="0 0 291 272" svg:d="M155 16c0-6 0-16-9-16-10 0-10 10-10 16 0 79 0 158 0 237-40 0-80 0-120 0-6 0-16 0-16 9 0 10 10 10 16 10 86 0 173 0 259 0 7 0 16 0 16-10 0-9-9-9-16-9-40 0-80 0-120 0 0-79 0-158 0-237z">
              <text:p/>
            </draw:path>
          </draw:g>
        </draw:g>
        <draw:g>
          <svg:title>TexMaths</svg:title>
          <svg:desc>16§latex§$$
\vec{L}
$$§svg§600§TRUE§</svg:desc>
          <draw:g>
            <draw:path draw:style-name="gr1" draw:text-style-name="P1" draw:layer="layout" svg:width="0.246cm" svg:height="0.109cm" svg:x="2.175cm" svg:y="1.924cm" svg:viewBox="0 0 247 110" svg:d="M198 67c-8 6-26 22-26 32 0 6 5 11 11 11 5 0 8-3 10-6 8-8 21-24 45-37 4-2 9-5 9-11 0-7-3-10-8-11-13-10-17-19-22-32-2-5-3-13-11-13s-12 8-12 11 5 21 13 34c-62 0-125 0-188 0-9 0-19 0-19 11s10 11 19 11c60 0 119 0 179 0z">
              <text:p/>
            </draw:path>
            <draw:path draw:style-name="gr1" draw:text-style-name="P1" draw:layer="layout" svg:width="0.335cm" svg:height="0.38cm" svg:x="2.073cm" svg:y="2.084cm" svg:viewBox="0 0 336 381" svg:d="M187 43c4-21 6-27 58-27 16 0 21 0 21-10 0-6-6-6-8-6-19 0-65 2-83 2-17 0-57-2-75-2-3 0-9 0-9 11 0 5 5 5 14 5 2 0 13 0 23 2 9 1 14 1 14 9 0 2 0 3-2 10-25 100-50 201-75 301-6 21-6 26-51 26-9 0-14 0-14 11 0 6 5 6 14 6 86 0 173 0 259 0 12 0 14 0 17-9 15-41 30-81 45-121 1-7 1-7 1-8 0-2-1-5-6-5s-6 1-10 11c-19 51-44 115-140 115-17 0-35 0-52 0-8 0-10 0-13 0-5-2-7-2-7-7 0-1 0-1 4-12 25-101 50-201 75-302z">
              <text:p/>
            </draw:path>
          </draw:g>
        </draw:g>
        <draw:line draw:style-name="gr2" draw:text-style-name="P2" draw:layer="layout" svg:x1="1.84cm" svg:y1="8.8cm" svg:x2="8.59cm" svg:y2="8.8cm">
          <text:p/>
        </draw:line>
        <draw:line draw:style-name="gr2" draw:text-style-name="P2" draw:layer="layout" svg:x1="1.84cm" svg:y1="8.788cm" svg:x2="1.84cm" svg:y2="2.038cm">
          <text:p/>
        </draw:line>
        <draw:line draw:style-name="gr3" draw:text-style-name="P2" draw:layer="layout" svg:x1="1.86cm" svg:y1="8.749cm" svg:x2="1.86cm" svg:y2="2.549cm">
          <text:p/>
        </draw:line>
        <draw:g>
          <svg:title>TexMaths</svg:title>
          <svg:desc>16§latex§$$
\hat{z}
$$§svg§600§TRUE§</svg:desc>
          <draw:g>
            <draw:path draw:style-name="gr1" draw:text-style-name="P1" draw:layer="layout" svg:width="0.148cm" svg:height="0.085cm" svg:x="1.347cm" svg:y="1.724cm" svg:viewBox="0 0 149 86" svg:d="M75 0c-25 26-50 51-75 77 4 3 7 6 11 9 21-19 42-38 64-57 21 19 42 38 63 57 4-3 8-6 11-9-25-26-49-51-74-77z">
              <text:p/>
            </draw:path>
            <draw:path draw:style-name="gr1" draw:text-style-name="P1" draw:layer="layout" svg:width="0.234cm" svg:height="0.253cm" svg:x="1.274cm" svg:y="1.864cm" svg:viewBox="0 0 235 254" svg:d="M49 201c30-32 46-46 67-64 18-16 35-30 54-49 52-53 65-80 65-82 0-6-5-6-6-6-3 0-5 2-8 6-18 27-28 37-41 37-14 0-21-10-29-19-11-13-21-24-38-24-41 0-67 53-67 64 0 3 2 6 6 6 5 0 7-3 7-6 11-26 43-26 47-26 12 0 23 3 35 8 23 8 29 8 43 8-20 24-66 66-78 74-16 16-32 32-49 47-38 37-57 69-57 72 0 7 5 7 6 7 5 0 7-2 10-8 13-19 28-34 46-34 13 0 19 5 33 21 10 11 19 21 35 21 56 0 88-71 88-87 0-3-3-4-7-4s-6 3-8 6c-12 37-49 48-66 48-11 0-21-5-34-8-19-8-27-10-38-10-1 0-9 0-16 2z">
              <text:p/>
            </draw:path>
          </draw:g>
        </draw:g>
        <draw:g>
          <svg:title>TexMaths</svg:title>
          <svg:desc>16§latex§$$
\hat{n}_{\perp}
$$§svg§600§TRUE§</svg:desc>
          <draw:g>
            <draw:path draw:style-name="gr1" draw:text-style-name="P1" draw:layer="layout" svg:width="0.149cm" svg:height="0.085cm" svg:x="8.752cm" svg:y="9.025cm" svg:viewBox="0 0 150 86" svg:d="M75 0c-25 26-50 51-75 77 4 3 7 6 11 9 21-19 43-38 64-57 22 19 44 38 65 57 4-3 7-6 10-9-25-26-50-51-75-77z">
              <text:p/>
            </draw:path>
            <draw:path draw:style-name="gr1" draw:text-style-name="P1" draw:layer="layout" svg:width="0.302cm" svg:height="0.253cm" svg:x="8.675cm" svg:y="9.165cm" svg:viewBox="0 0 303 254" svg:d="M34 215c-2 8-5 21-5 24 0 10 8 15 16 15 6 0 17-5 20-16 4-14 8-27 12-42 3-16 7-33 11-49 3-13 8-26 9-39 4-9 8-25 8-27 8-17 39-68 91-68 26 0 31 20 31 40 0 33-27 105-37 129-5 13-5 21-5 25 0 27 19 47 45 47 53 0 73-82 73-87 0-4-4-4-6-4-5 0-5 1-8 9-11 39-30 69-58 69-9 0-12-5-12-18 0-14 4-27 9-40 11-30 34-90 34-122 0-39-24-61-64-61-50 0-78 37-88 49-1-31-25-49-51-49-25 0-37 22-41 32-10 19-18 53-18 54 0 7 6 7 8 7 5 0 5 0 10-13 8-40 19-67 39-67 12 0 18 8 18 25 0 13-2 18-10 48-10 43-21 86-31 129z">
              <text:p/>
            </draw:path>
            <draw:path draw:style-name="gr1" draw:text-style-name="P1" draw:layer="layout" svg:width="0.29cm" svg:height="0.27cm" svg:x="9.025cm" svg:y="9.226cm" svg:viewBox="0 0 291 271" svg:d="M155 14c0-4 0-14-10-14-9 0-9 8-9 14 0 80 0 159 0 238-40 0-80 0-120 0-5 0-16 0-16 10 0 9 10 9 16 9 86 0 172 0 259 0 6 0 16 0 16-9 0-10-10-10-16-10-40 0-80 0-120 0 0-79 0-158 0-238z">
              <text:p/>
            </draw:path>
          </draw:g>
        </draw:g>
        <draw:g>
          <svg:title>TexMaths</svg:title>
          <svg:desc>16§latex§$$
\vec{\omega}
$$§svg§600§TRUE§</svg:desc>
          <draw:g>
            <draw:path draw:style-name="gr1" draw:text-style-name="P1" draw:layer="layout" svg:width="0.246cm" svg:height="0.109cm" svg:x="2.169cm" svg:y="3.726cm" svg:viewBox="0 0 247 110" svg:d="M197 67c-8 6-25 22-25 32 0 6 5 11 11 11 5 0 8-3 9-6 8-8 21-24 45-37 5-2 10-5 10-11 0-7-4-10-8-11-13-10-18-19-23-32-1-5-3-13-11-13s-11 8-11 11 5 21 13 34c-62 0-124 0-186 0-10 0-21 0-21 11s11 11 21 11c59 0 117 0 176 0z">
              <text:p/>
            </draw:path>
            <draw:path draw:style-name="gr1" draw:text-style-name="P1" draw:layer="layout" svg:width="0.328cm" svg:height="0.253cm" svg:x="2.074cm" svg:y="3.877cm" svg:viewBox="0 0 329 254" svg:d="M329 40c0-26-9-40-22-40-14 0-29 14-29 27 0 5 4 11 8 16 10 10 19 24 19 48 0 22-9 54-27 80-17 24-38 43-63 43-32 0-50-21-54-51 6-15 19-50 19-66 0-6-3-12-10-12-5 0-11 1-16 9-6 11-12 48-12 69-18 25-40 51-75 51-37 0-50-34-50-66 0-68 58-127 58-135 0-7-5-10-11-10-7 0-12 7-15 11-28 42-49 109-49 160 0 38 13 80 59 80 40 0 65-29 86-59 5 33 25 59 60 59 43 0 70-34 91-77 13-27 33-102 33-137z">
              <text:p/>
            </draw:path>
          </draw:g>
        </draw:g>
        <draw:line draw:style-name="gr4" draw:text-style-name="P2" draw:layer="layout" svg:x1="1.9cm" svg:y1="4.32cm" svg:x2="5.8cm" svg:y2="4.32cm">
          <text:p/>
        </draw:line>
        <draw:line draw:style-name="gr4" draw:text-style-name="P2" draw:layer="layout" svg:x1="1.9cm" svg:y1="2.55cm" svg:x2="5.8cm" svg:y2="2.55cm">
          <text:p/>
        </draw:line>
        <draw:g>
          <svg:title>TexMaths</svg:title>
          <svg:desc>16§latex§$$
L
$$§svg§600§TRUE§</svg:desc>
          <draw:g>
            <draw:path draw:style-name="gr1" draw:text-style-name="P1" draw:layer="layout" svg:width="0.335cm" svg:height="0.381cm" svg:x="5.976cm" svg:y="2.428cm" svg:viewBox="0 0 336 382" svg:d="M186 45c5-21 7-27 59-27 16 0 21 0 21-12 0-6-6-6-8-6-19 0-65 2-83 2-17 0-57-2-75-2-3 0-9 0-9 11 0 7 5 7 16 7 7 0 11 0 20 1 10 0 15 2 15 8 0 3 0 5-2 11-25 100-50 200-75 300-4 22-6 27-51 27-9 0-14 0-14 11 0 6 5 6 14 6 86 0 172 0 259 0 12 0 14 0 17-9 14-41 29-81 43-121 3-7 3-7 3-8 0-2-1-7-6-7s-6 3-10 13c-19 51-44 115-140 115-17 0-35 0-53 0-7 0-7 0-12 0-5-2-7-2-7-7 0-1 0-3 4-12 25-101 49-201 74-301z">
              <text:p/>
            </draw:path>
          </draw:g>
        </draw:g>
        <draw:g>
          <svg:title>TexMaths</svg:title>
          <svg:desc>16§latex§$$
\omega=L/\theta_{z}
$$§svg§600§TRUE§</svg:desc>
          <draw:g>
            <draw:path draw:style-name="gr1" draw:text-style-name="P1" draw:layer="layout" svg:width="0.332cm" svg:height="0.251cm" svg:x="6.077cm" svg:y="4.203cm" svg:viewBox="0 0 333 252" svg:d="M333 38c0-24-10-38-23-38-14 0-29 13-29 26 0 6 4 12 8 17 10 8 20 22 20 46 0 23-10 54-28 80-17 24-38 43-64 43-32 0-49-19-54-49 6-15 19-51 19-67 0-7-3-12-11-12-3 0-10 0-14 10-7 11-13 46-13 67-19 26-42 51-77 51-37 0-49-33-49-64 0-70 57-129 57-135 0-7-5-11-9-11-8 0-12 8-16 12-28 42-50 107-50 158 0 38 13 80 59 80 40 0 67-27 86-57 5 31 28 57 63 57 43 0 70-34 91-75 13-27 34-104 34-139z">
              <text:p/>
            </draw:path>
            <draw:path draw:style-name="gr1" draw:text-style-name="P1" draw:layer="layout" svg:width="0.373cm" svg:height="0.13cm" svg:x="6.627cm" svg:y="4.245cm" svg:viewBox="0 0 374 131" svg:d="M355 22c8 0 19 0 19-11s-11-11-19-11c-112 0-224 0-336 0-8 0-19 0-19 11s11 11 19 11c112 0 224 0 336 0zM355 131c8 0 19 0 19-11 0-12-11-12-19-12-112 0-224 0-336 0-8 0-19 0-19 12 0 11 11 11 19 11 112 0 224 0 336 0z">
              <text:p/>
            </draw:path>
            <draw:path draw:style-name="gr1" draw:text-style-name="P1" draw:layer="layout" svg:width="0.338cm" svg:height="0.38cm" svg:x="7.21cm" svg:y="4.068cm" svg:viewBox="0 0 339 381" svg:d="M189 45c4-21 6-27 59-27 17 0 21 0 21-10 0-8-5-8-8-8-20 0-66 2-84 2-17 0-57-2-75-2-3 0-11 0-11 11 0 7 7 7 16 7 2 0 13 0 22 1 10 2 15 2 15 10 0 1 0 3-2 9-25 100-50 200-75 300-6 22-8 27-51 27-10 0-16 0-16 11 0 5 5 5 16 5 86 0 173 0 259 0 14 0 14 0 18-8 14-40 29-81 44-121 2-6 1-5 2-8 0-2-2-6-6-6-5 0-5 3-10 12-19 51-43 115-141 115-17 0-35 0-53 0-7 0-9 0-12-1-5 0-7 0-7-5 0-2 0-3 2-13 25-100 51-201 77-301z">
              <text:p/>
            </draw:path>
            <draw:path draw:style-name="gr1" draw:text-style-name="P1" draw:layer="layout" svg:width="0.216cm" svg:height="0.557cm" svg:x="7.602cm" svg:y="4.031cm" svg:viewBox="0 0 217 558" svg:d="M216 21c1-7 1-7 1-10 0-6-4-11-11-11-3 0-8 2-9 5-65 177-129 355-194 532-3 7-2 7-3 10 0 6 5 11 11 11 7 0 8-3 13-13 64-175 128-349 192-524z">
              <text:p/>
            </draw:path>
            <draw:path draw:style-name="gr1" draw:text-style-name="P1" draw:layer="layout" svg:width="0.231cm" svg:height="0.398cm" svg:x="7.876cm" svg:y="4.057cm" svg:viewBox="0 0 232 399" svg:d="M232 113c0-36-10-113-67-113-79 0-165 156-165 285 0 51 16 114 67 114 78 0 165-160 165-286zM59 190c10-35 21-80 43-120 16-27 37-59 61-59 29 0 32 37 32 69 0 27-5 56-19 110-39 0-78 0-117 0zM171 209c-6 25-18 72-38 113-21 37-42 65-66 65-19 0-30-17-30-68 0-24 3-56 17-110 39 0 78 0 117 0z">
              <text:p/>
            </draw:path>
            <draw:path draw:style-name="gr1" draw:text-style-name="P1" draw:layer="layout" svg:width="0.18cm" svg:height="0.174cm" svg:x="8.139cm" svg:y="4.361cm" svg:viewBox="0 0 181 175" svg:d="M42 137c11-9 17-17 51-43 8-6 38-30 49-41 24-24 39-43 39-48s-5-5-7-5c-3 0-5 0-6 3-13 19-21 24-31 24-4 0-11 0-22-11-13-13-22-16-30-16-32 0-53 33-53 46 0 3 3 5 6 5 5 0 5-2 7-6 6-13 29-15 35-15 8 0 19 3 24 3 22 5 24 5 33 5-9 11-15 18-54 48-30 24-41 34-48 42-24 23-35 39-35 44 0 3 5 3 6 3 5 0 5 0 7-3 11-14 24-24 37-24 4 0 11 0 20 10 13 13 21 17 34 17 41 0 67-46 67-60 0-3-3-5-6-5-5 0-5 3-7 6-8 20-30 29-49 29-10 0-19-2-29-3-19-5-22-5-29-5-1 0-6 0-9 0z">
              <text:p/>
            </draw:path>
          </draw:g>
        </draw:g>
        <draw:line draw:style-name="gr3" draw:text-style-name="P2" draw:layer="layout" svg:x1="1.86cm" svg:y1="8.762cm" svg:x2="1.86cm" svg:y2="4.36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2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3-11-09T00:45:56.010607827</dc:date>
    <meta:editing-duration>PT2H32M6S</meta:editing-duration>
    <meta:editing-cycles>32</meta:editing-cycles>
    <meta:generator>LibreOffice/7.3.7.2$Linux_X86_64 LibreOffice_project/30$Build-2</meta:generator>
    <meta:document-statistic meta:object-count="154"/>
  </office:meta>
</office:document-meta>
</file>